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Narrow" svg:font-family="'Liberation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draw:auto-grow-height="false" fo:min-height="0.768cm" fo:min-width="0.518cm" fo:padding-top="0.177cm" fo:padding-bottom="0.177cm" fo:padding-left="0.302cm" fo:padding-right="0.302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6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1.35cm"/>
    </style:style>
    <style:style style:name="gr7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2.014cm" fo:min-width="2.682cm" fo:padding-top="0.177cm" fo:padding-bottom="0.177cm" fo:padding-left="0.302cm" fo:padding-right="0.302cm"/>
    </style:style>
    <style:style style:name="gr8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draw:auto-grow-height="false" fo:min-height="0.768cm" fo:min-width="0.518cm" fo:padding-top="0.177cm" fo:padding-bottom="0.177cm" fo:padding-left="0.302cm" fo:padding-right="0.302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3" style:family="graphic" style:parent-style-name="objectwithoutfill">
      <style:graphic-properties svg:stroke-width="0.106cm" svg:stroke-color="#000000" draw:marker-start-width="0.358cm" draw:marker-end="Triangle_20_unfilled" draw:marker-end-width="0.958cm" draw:fill="solid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draw:auto-grow-height="false" fo:min-height="0.768cm" fo:min-width="0.518cm" fo:padding-top="0.177cm" fo:padding-bottom="0.177cm" fo:padding-left="0.302cm" fo:padding-right="0.302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draw:auto-grow-height="false" fo:min-height="0.768cm" fo:min-width="0.518cm" fo:padding-top="0.177cm" fo:padding-bottom="0.177cm" fo:padding-left="0.302cm" fo:padding-right="0.302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5" style:family="graphic" style:parent-style-name="objectwithoutfill">
      <style:graphic-properties draw:stroke="dash" draw:stroke-dash="Dashed_20__28_var_29_" svg:stroke-width="0.106cm" svg:stroke-color="#000000" draw:marker-start-width="0.358cm" draw:marker-end="Short_20_line_20_Arrow" draw:marker-end-width="0.931cm" draw:fill="solid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808080" draw:marker-start-width="0.358cm" draw:marker-end-width="0.358cm" draw:fill="none" draw:textarea-horizontal-align="justify" draw:textarea-vertical-align="middle" draw:auto-grow-height="false" fo:min-height="37.45cm" fo:min-width="28.8cm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1.05cm"/>
    </style:style>
    <style:style style:name="gr28" style:family="graphic" style:parent-style-name="objectwithoutfill">
      <style:graphic-properties draw:stroke="dash" draw:stroke-dash="Dashed_20__28_var_29_" svg:stroke-width="0.106cm" svg:stroke-color="#000000" draw:marker-start-width="0.358cm" draw:marker-end="Short_20_line_20_Arrow" draw:marker-end-width="0.9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-color="#dddddd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  <style:text-properties fo:font-style="normal" style:font-style-asian="normal" style:font-style-complex="normal"/>
    </style:style>
    <style:style style:name="P9" style:family="paragraph">
      <loext:graphic-properties draw:fill-color="#dddddd"/>
      <style:paragraph-properties fo:text-align="center"/>
      <style:text-properties fo:font-style="normal" style:font-style-asian="normal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g>
              <draw:custom-shape draw:style-name="gr1" draw:text-style-name="P1" draw:layer="layout" svg:width="1.44cm" svg:height="1.44cm" svg:x="8.48cm" svg:y="7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1" draw:layer="layout" svg:x1="9.2cm" svg:y1="8.94cm" svg:x2="9.2cm" svg:y2="11.1cm">
                <text:p/>
              </draw:line>
              <draw:line draw:style-name="gr3" draw:text-style-name="P1" draw:layer="layout" svg:x1="8cm" svg:y1="12.3cm" svg:x2="9.2cm" svg:y2="11.1cm">
                <text:p/>
              </draw:line>
              <draw:line draw:style-name="gr4" draw:text-style-name="P1" draw:layer="layout" svg:x1="10.4cm" svg:y1="12.3cm" svg:x2="9.2cm" svg:y2="11.1cm">
                <text:p/>
              </draw:line>
              <draw:line draw:style-name="gr5" draw:text-style-name="P1" draw:layer="layout" svg:x1="8.24cm" svg:y1="9.9cm" svg:x2="10.16cm" svg:y2="9.9cm">
                <text:p/>
              </draw:line>
            </draw:g>
            <draw:frame draw:style-name="gr6" draw:text-style-name="P3" draw:layer="layout" svg:width="5.2cm" svg:height="1.673cm" svg:x="6.6cm" svg:y="12.8cm">
              <draw:text-box>
                <text:p text:style-name="P2">Utente non autenticato</text:p>
              </draw:text-box>
            </draw:frame>
          </draw:g>
        </draw:g>
        <draw:custom-shape draw:style-name="gr7" draw:text-style-name="P4" xml:id="id7" draw:id="id7" draw:layer="layout" svg:width="4.5cm" svg:height="3.2cm" svg:x="17cm" svg:y="4.9cm">
          <text:p text:style-name="P2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4.5cm" svg:height="3.2cm" svg:x="24.2cm" svg:y="4.8cm">
          <text:p text:style-name="P2">Errore</text:p>
          <text:p text:style-name="P2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" draw:id="id4" draw:layer="layout" svg:width="4.5cm" svg:height="3.2cm" svg:x="19cm" svg:y="14.8cm">
          <text:p text:style-name="P5"><text:span text:style-name="T1">Visualizzare</text:span></text:p>
          <text:p text:style-name="P5"><text:span text:style-name="T1">stre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g>
            <draw:g>
              <draw:custom-shape draw:style-name="gr8" draw:text-style-name="P1" draw:layer="layout" svg:width="1.44cm" svg:height="1.44cm" svg:x="8.48cm" svg:y="18.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" draw:text-style-name="P1" draw:layer="layout" svg:x1="9.2cm" svg:y1="19.54cm" svg:x2="9.2cm" svg:y2="21.7cm">
                <text:p/>
              </draw:line>
              <draw:line draw:style-name="gr10" draw:text-style-name="P1" draw:layer="layout" svg:x1="8cm" svg:y1="22.9cm" svg:x2="9.2cm" svg:y2="21.7cm">
                <text:p/>
              </draw:line>
              <draw:line draw:style-name="gr11" draw:text-style-name="P1" draw:layer="layout" svg:x1="10.4cm" svg:y1="22.9cm" svg:x2="9.2cm" svg:y2="21.7cm">
                <text:p/>
              </draw:line>
              <draw:line draw:style-name="gr12" draw:text-style-name="P1" draw:layer="layout" svg:x1="8.24cm" svg:y1="20.5cm" svg:x2="10.16cm" svg:y2="20.5cm">
                <text:p/>
              </draw:line>
            </draw:g>
            <draw:frame draw:style-name="gr6" draw:text-style-name="P3" draw:layer="layout" svg:width="5.2cm" svg:height="1.673cm" svg:x="6.6cm" svg:y="23.4cm">
              <draw:text-box>
                <text:p text:style-name="P2">Utente autenticato</text:p>
              </draw:text-box>
            </draw:frame>
          </draw:g>
        </draw:g>
        <draw:connector draw:style-name="gr13" draw:text-style-name="P7" draw:layer="layout" draw:type="line" svg:x1="9.2cm" svg:y1="18.1cm" svg:x2="9.2cm" svg:y2="14.473cm" draw:start-shape="id1" draw:start-glue-point="0" draw:end-shape="id2" draw:end-glue-point="2" svg:d="M9200 18100v-3627" svg:viewBox="0 0 1 3628">
          <text:p/>
        </draw:connector>
        <draw:custom-shape draw:style-name="gr7" draw:text-style-name="P4" xml:id="id5" draw:id="id5" draw:layer="layout" svg:width="4.5cm" svg:height="3.2cm" svg:x="28.1cm" svg:y="11.4cm">
          <text:p text:style-name="P2">Stream real</text:p>
          <text:p text:style-name="P2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4.5cm" svg:height="3.2cm" svg:x="28.3cm" svg:y="16.2cm">
          <text:p text:style-name="P2">Stream</text:p>
          <text:p text:style-name="P2">registrat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8.3cm" svg:y1="17.8cm" svg:x2="22.841cm" svg:y2="17.532cm" draw:start-shape="id3" draw:start-glue-point="6" draw:end-shape="id4" draw:end-glue-point="9" svg:d="M28300 17800l-5459-268" svg:viewBox="0 0 5460 269">
          <text:p/>
        </draw:connector>
        <draw:connector draw:style-name="gr13" draw:text-style-name="P7" draw:layer="layout" draw:type="line" svg:x1="28.1cm" svg:y1="13cm" svg:x2="22.841cm" svg:y2="15.268cm" draw:start-shape="id5" draw:start-glue-point="6" draw:end-shape="id4" draw:end-glue-point="11" svg:d="M28100 13000l-5259 2268" svg:viewBox="0 0 5260 2269">
          <text:p/>
        </draw:connector>
        <draw:connector draw:style-name="gr13" draw:text-style-name="P7" draw:layer="layout" draw:type="line" svg:x1="24.2cm" svg:y1="6.4cm" svg:x2="21.5cm" svg:y2="6.5cm" draw:start-shape="id6" draw:start-glue-point="6" draw:end-shape="id7" draw:end-glue-point="10" svg:d="M24200 6400l-2700 100" svg:viewBox="0 0 2701 101">
          <text:p/>
        </draw:connector>
        <draw:connector draw:style-name="gr14" draw:text-style-name="P7" draw:layer="layout" draw:type="line" svg:x1="17cm" svg:y1="6.5cm" svg:x2="11.8cm" svg:y2="10.986cm" draw:start-shape="id7" draw:start-glue-point="6" draw:end-shape="id2" draw:end-glue-point="1" svg:d="M17000 6500l-5200 4486" svg:viewBox="0 0 5201 4487">
          <text:p/>
        </draw:connector>
        <draw:connector draw:style-name="gr14" draw:text-style-name="P7" draw:layer="layout" draw:type="line" svg:x1="19cm" svg:y1="16.4cm" svg:x2="11.8cm" svg:y2="21.586cm" draw:start-shape="id4" draw:start-glue-point="6" draw:end-shape="id1" draw:end-glue-point="1" svg:d="M19000 16400l-7200 5186" svg:viewBox="0 0 7201 5187">
          <text:p/>
        </draw:connector>
        <draw:custom-shape draw:style-name="gr7" draw:text-style-name="P9" xml:id="id8" draw:id="id8" draw:layer="layout" svg:width="4.5cm" svg:height="3.2cm" svg:x="19.2cm" svg:y="25.1cm">
          <text:p text:style-name="P8">Gestione</text:p>
          <text:p text:style-name="P8">element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9" draw:id="id9">
          <draw:g>
            <draw:g>
              <draw:custom-shape draw:style-name="gr15" draw:text-style-name="P1" draw:layer="layout" svg:width="1.44cm" svg:height="1.44cm" svg:x="8.58cm" svg:y="29.5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6" draw:text-style-name="P1" draw:layer="layout" svg:x1="9.3cm" svg:y1="30.967cm" svg:x2="9.3cm" svg:y2="33.127cm">
                <text:p/>
              </draw:line>
              <draw:line draw:style-name="gr17" draw:text-style-name="P1" draw:layer="layout" svg:x1="8.1cm" svg:y1="34.327cm" svg:x2="9.3cm" svg:y2="33.127cm">
                <text:p/>
              </draw:line>
              <draw:line draw:style-name="gr18" draw:text-style-name="P1" draw:layer="layout" svg:x1="10.5cm" svg:y1="34.327cm" svg:x2="9.3cm" svg:y2="33.127cm">
                <text:p/>
              </draw:line>
              <draw:line draw:style-name="gr19" draw:text-style-name="P1" draw:layer="layout" svg:x1="8.34cm" svg:y1="31.927cm" svg:x2="10.26cm" svg:y2="31.927cm">
                <text:p/>
              </draw:line>
            </draw:g>
            <draw:frame draw:style-name="gr6" draw:text-style-name="P3" draw:layer="layout" svg:width="5.2cm" svg:height="1.6cm" svg:x="6.7cm" svg:y="34.827cm">
              <draw:text-box>
                <text:p text:style-name="P2">Amministratore</text:p>
              </draw:text-box>
            </draw:frame>
          </draw:g>
        </draw:g>
        <draw:custom-shape draw:style-name="gr7" draw:text-style-name="P9" xml:id="id10" draw:id="id10" draw:layer="layout" svg:width="4.5cm" svg:height="3.2cm" svg:x="19.2cm" svg:y="33.6cm">
          <text:p text:style-name="P8">Gestione</text:p>
          <text:p text:style-name="P8">utent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7" draw:layer="layout" draw:type="line" svg:x1="11.8cm" svg:y1="21.586cm" svg:x2="19.2cm" svg:y2="26.7cm" draw:start-shape="id1" draw:start-glue-point="1" draw:end-shape="id8" draw:end-glue-point="6" svg:d="M11800 21586l7400 5114" svg:viewBox="0 0 7401 5115">
          <text:p/>
        </draw:connector>
        <draw:connector draw:style-name="gr14" draw:text-style-name="P7" draw:layer="layout" draw:type="line" svg:x1="11.9cm" svg:y1="32.977cm" svg:x2="19.2cm" svg:y2="26.7cm" draw:start-shape="id9" draw:start-glue-point="1" draw:end-shape="id8" draw:end-glue-point="6" svg:d="M11900 32977l7300-6277" svg:viewBox="0 0 7301 6278">
          <text:p/>
        </draw:connector>
        <draw:connector draw:style-name="gr14" draw:text-style-name="P7" draw:layer="layout" draw:type="line" svg:x1="11.9cm" svg:y1="32.977cm" svg:x2="19.2cm" svg:y2="35.2cm" draw:start-shape="id9" draw:start-glue-point="1" draw:end-shape="id10" draw:end-glue-point="6" svg:d="M11900 32977l7300 2223" svg:viewBox="0 0 7301 2224">
          <text:p/>
        </draw:connector>
        <draw:g xml:id="id12" draw:id="id12">
          <draw:g>
            <draw:g>
              <draw:custom-shape draw:style-name="gr20" draw:text-style-name="P1" draw:layer="layout" svg:width="1.44cm" svg:height="1.44cm" svg:x="47.58cm" svg:y="12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1" draw:text-style-name="P1" draw:layer="layout" svg:x1="48.3cm" svg:y1="14.04cm" svg:x2="48.3cm" svg:y2="16.2cm">
                <text:p/>
              </draw:line>
              <draw:line draw:style-name="gr22" draw:text-style-name="P1" draw:layer="layout" svg:x1="47.1cm" svg:y1="17.4cm" svg:x2="48.3cm" svg:y2="16.2cm">
                <text:p/>
              </draw:line>
              <draw:line draw:style-name="gr23" draw:text-style-name="P1" draw:layer="layout" svg:x1="49.5cm" svg:y1="17.4cm" svg:x2="48.3cm" svg:y2="16.2cm">
                <text:p/>
              </draw:line>
              <draw:line draw:style-name="gr24" draw:text-style-name="P1" draw:layer="layout" svg:x1="47.34cm" svg:y1="15cm" svg:x2="49.26cm" svg:y2="15cm">
                <text:p/>
              </draw:line>
            </draw:g>
            <draw:frame draw:style-name="gr6" draw:text-style-name="P3" draw:layer="layout" svg:width="5.2cm" svg:height="1.6cm" svg:x="45.7cm" svg:y="17.9cm">
              <draw:text-box>
                <text:p text:style-name="P2">Server</text:p>
              </draw:text-box>
            </draw:frame>
          </draw:g>
        </draw:g>
        <draw:custom-shape draw:style-name="gr7" draw:text-style-name="P9" xml:id="id11" draw:id="id11" draw:layer="layout" svg:width="4.5cm" svg:height="3.2cm" svg:x="36.8cm" svg:y="11.8cm">
          <text:p text:style-name="P8"><text:span text:style-name="T2">Registra</text:span></text:p>
          <text:p text:style-name="P8"><text:span text:style-name="T2">Stre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7" draw:layer="layout" draw:type="line" svg:x1="41.3cm" svg:y1="13.4cm" svg:x2="45.7cm" svg:y2="16.05cm" draw:start-shape="id11" draw:start-glue-point="10" draw:end-shape="id12" draw:end-glue-point="3" svg:d="M41300 13400l4400 2650" svg:viewBox="0 0 4401 2651">
          <text:p/>
        </draw:connector>
        <draw:connector draw:style-name="gr25" draw:text-style-name="P7" draw:layer="layout" draw:type="line" svg:x1="36.8cm" svg:y1="13.4cm" svg:x2="32.6cm" svg:y2="13cm" draw:start-shape="id11" draw:start-glue-point="6" draw:end-shape="id5" draw:end-glue-point="10" svg:d="M36800 13400l-4200-400" svg:viewBox="0 0 4201 401">
          <text:p text:style-name="P2"/>
          <text:p text:style-name="P2"/>
          <text:p text:style-name="P2">&lt;&lt;include&gt;&gt;</text:p>
        </draw:connector>
        <draw:custom-shape draw:style-name="gr7" draw:text-style-name="P9" xml:id="id13" draw:id="id13" draw:layer="layout" svg:width="4.5cm" svg:height="3.2cm" svg:x="36.6cm" svg:y="16.3cm">
          <text:p text:style-name="P8"><text:span text:style-name="T2">Serve</text:span></text:p>
          <text:p text:style-name="P8"><text:span text:style-name="T2">Pagine 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7" draw:layer="layout" draw:type="line" svg:x1="45.7cm" svg:y1="16.05cm" svg:x2="41.1cm" svg:y2="17.9cm" draw:start-shape="id12" draw:start-glue-point="3" draw:end-shape="id13" draw:end-glue-point="10" svg:d="M45700 16050l-4600 1850" svg:viewBox="0 0 4601 1851">
          <text:p/>
        </draw:connector>
        <draw:custom-shape draw:style-name="gr26" draw:text-style-name="P10" draw:layer="layout" svg:width="29.3cm" svg:height="37.7cm" svg:x="14.3cm" svg:y="2.1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4.5cm" svg:height="1.3cm" svg:x="39.5cm" svg:y="2.1cm">
          <draw:text-box>
            <text:p>Applicazione</text:p>
          </draw:text-box>
        </draw:frame>
        <draw:custom-shape draw:style-name="gr7" draw:text-style-name="P9" xml:id="id14" draw:id="id14" draw:layer="layout" svg:width="4.5cm" svg:height="3.2cm" svg:x="36.3cm" svg:y="24.2cm">
          <text:p text:style-name="P8"><text:span text:style-name="T2">Accesso al</text:span></text:p>
          <text:p text:style-name="P8"><text:span text:style-name="T2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7" draw:layer="layout" draw:type="line" svg:x1="45.7cm" svg:y1="16.05cm" svg:x2="40.8cm" svg:y2="25.8cm" draw:start-shape="id12" draw:start-glue-point="3" draw:end-shape="id14" draw:end-glue-point="10" svg:d="M45700 16050l-4900 9750" svg:viewBox="0 0 4901 9751">
          <text:p/>
        </draw:connector>
        <draw:connector draw:style-name="gr28" draw:text-style-name="P7" draw:layer="layout" draw:type="line" svg:x1="23.7cm" svg:y1="26.7cm" svg:x2="36.3cm" svg:y2="25.8cm" draw:start-shape="id8" draw:start-glue-point="10" draw:end-shape="id14" draw:end-glue-point="6" svg:d="M23700 26700l12600-900" svg:viewBox="0 0 12601 901">
          <text:p text:style-name="P2"/>
          <text:p text:style-name="P2"/>
          <text:p text:style-name="P2">&lt;&lt;include&gt;&gt;</text:p>
        </draw:connector>
        <draw:connector draw:style-name="gr28" draw:text-style-name="P7" draw:layer="layout" draw:type="line" svg:x1="23.7cm" svg:y1="35.2cm" svg:x2="36.959cm" svg:y2="26.932cm" draw:start-shape="id10" draw:start-glue-point="10" draw:end-shape="id14" draw:end-glue-point="7" svg:d="M23700 35200l13259-8268" svg:viewBox="0 0 13260 8269">
          <text:p text:style-name="P2"/>
          <text:p text:style-name="P2"/>
          <text:p text:style-name="P2"/>
          <text:p text:style-name="P2"/>
          <text:p text:style-name="P2">&lt;&lt;include&gt;&gt;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Narrow" svg:font-family="'Liberation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19:57:35.399000000</meta:creation-date>
    <dc:date>2020-02-09T20:40:50.441000000</dc:date>
    <meta:editing-duration>PT9M57S</meta:editing-duration>
    <meta:editing-cycles>5</meta:editing-cycles>
    <meta:generator>LibreOffice/6.3.0.4$Windows_X86_64 LibreOffice_project/057fc023c990d676a43019934386b85b21a9ee99</meta:generator>
    <meta:document-statistic meta:object-count="63"/>
  </office:meta>
</office:document-meta>
</file>